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2000000258BF1917BC.png" manifest:media-type="image/png"/>
  <manifest:file-entry manifest:full-path="Pictures/1000020100000320000002580943125F.png" manifest:media-type="image/png"/>
  <manifest:file-entry manifest:full-path="Pictures/100002010000032000000258F941B5A6.png" manifest:media-type="image/png"/>
  <manifest:file-entry manifest:full-path="Pictures/100002010000032000000258B31CDED4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</office:automatic-styles>
  <office:body>
    <office:presentation>
      <draw:page draw:name="page1" draw:style-name="dp1" draw:master-page-name="Default" presentation:presentation-page-layout-name="AL1T18"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1" draw:text-style-name="P1" draw:layer="layout" svg:width="13.97cm" svg:height="10.465cm" svg:x="0cm" svg:y="-0.051cm" presentation:class="graphic" presentation:user-transformed="true">
          <draw:image xlink:href="Pictures/100002010000032000000258B31CDED4.png" xlink:type="simple" xlink:show="embed" xlink:actuate="onLoad">
            <text:p/>
          </draw:image>
        </draw:frame>
        <draw:frame draw:style-name="gr1" draw:text-style-name="P1" draw:layer="layout" svg:width="13.97cm" svg:height="10.465cm" svg:x="13.97cm" svg:y="-0.051cm" presentation:class="graphic" presentation:user-transformed="true">
          <draw:image xlink:href="Pictures/1000020100000320000002580943125F.png" xlink:type="simple" xlink:show="embed" xlink:actuate="onLoad">
            <text:p/>
          </draw:image>
        </draw:frame>
        <draw:frame draw:style-name="gr1" draw:text-style-name="P1" draw:layer="layout" svg:width="13.97cm" svg:height="10.439cm" svg:x="0cm" svg:y="10.561cm">
          <draw:image xlink:href="Pictures/100002010000032000000258BF1917BC.png" xlink:type="simple" xlink:show="embed" xlink:actuate="onLoad">
            <text:p/>
          </draw:image>
        </draw:frame>
        <draw:frame draw:style-name="gr1" draw:text-style-name="P1" draw:layer="layout" svg:width="13.97cm" svg:height="10.465cm" svg:x="13.97cm" svg:y="10.535cm">
          <draw:image xlink:href="Pictures/100002010000032000000258F941B5A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6-28T21:28:12.186225155</meta:creation-date>
    <dc:date>2016-06-28T22:06:35.752075010</dc:date>
    <meta:editing-duration>PT34M36S</meta:editing-duration>
    <meta:editing-cycles>2</meta:editing-cycles>
    <meta:generator>LibreOffice/4.2.8.2$Linux_X86_64 LibreOffice_project/420m0$Build-2</meta:generator>
    <meta:document-statistic meta:object-count="28"/>
  </office:meta>
</office:document-meta>
</file>